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au1" style:family="table">
      <style:table-properties style:width="17cm" fo:margin-left="0cm" table:align="left"/>
    </style:style>
    <style:style style:name="Tableau1.A" style:family="table-column">
      <style:table-column-properties style:column-width="3.103cm"/>
    </style:style>
    <style:style style:name="Tableau1.B" style:family="table-column">
      <style:table-column-properties style:column-width="5.099cm"/>
    </style:style>
    <style:style style:name="Tableau1.C" style:family="table-column">
      <style:table-column-properties style:column-width="5.997cm"/>
    </style:style>
    <style:style style:name="Tableau1.D" style:family="table-column">
      <style:table-column-properties style:column-width="2.801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D1" style:family="table-cell">
      <style:table-cell-properties fo:padding="0.097cm" fo:border="0.25pt solid #000000" style:writing-mode="lr-tb"/>
    </style:style>
    <style:style style:name="Tableau1.2" style:family="table-row">
      <style:table-row-properties style:min-row-height="0.817cm" style:use-optimal-row-height="false"/>
    </style:style>
    <style:style style:name="Tableau1.A2" style:family="table-cell">
      <style:table-cell-properties fo:background-color="#72bf44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4" style:family="table-cell">
      <style:table-cell-properties fo:background-color="#c00000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4" style:family="table-cell">
      <style:table-cell-properties fo:background-color="#c00000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A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7" style:family="table-row">
      <style:table-row-properties style:min-row-height="0.843cm" style:use-optimal-row-height="false"/>
    </style:style>
    <style:style style:name="Tableau1.A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2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2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2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2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2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2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2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2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2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2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2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2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2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2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2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2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3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3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3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3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3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3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3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3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3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3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3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3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3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3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3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3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3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3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3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3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3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3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3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3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3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3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3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3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4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4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4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4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4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4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4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4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4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4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4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4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4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4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4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4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4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4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4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4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4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4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4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4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4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4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4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4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5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5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5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5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5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5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5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5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5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5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6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6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6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6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6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6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6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6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6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6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6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6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6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66" style:family="table-cell">
      <style:table-cell-properties fo:background-color="#ce181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66" style:family="table-cell">
      <style:table-cell-properties fo:background-color="#ce181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A6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6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6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6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6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7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7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7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7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7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7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7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7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7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7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7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7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7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7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7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7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7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7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7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7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7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7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8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8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8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8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8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8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8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8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8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8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8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8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8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8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8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8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8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8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8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8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8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8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8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8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8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8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8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8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9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9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9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9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9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9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9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9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9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9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9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9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9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9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9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9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9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9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0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0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0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0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0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0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0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0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0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0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0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0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0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0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0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0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0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0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1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1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2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20" style:family="table-cell">
      <style:table-cell-properties fo:background-color="#ed1c24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120" style:family="table-cell">
      <style:table-cell-properties fo:background-color="#ed1c24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A12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12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2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2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2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2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2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2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2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2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2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2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2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2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2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2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2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2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26" style:family="table-cell">
      <style:table-cell-properties fo:background-color="#94070a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126" style:family="table-cell">
      <style:table-cell-properties fo:background-color="#94070a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A12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12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2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2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2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2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2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2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2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3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3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3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3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3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3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3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3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3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3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3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3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136" style:family="table-row">
      <style:table-row-properties style:min-row-height="0.97cm" style:use-optimal-row-height="false"/>
    </style:style>
    <style:style style:name="Tableau1.A13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13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13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3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3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3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4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14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P1" style:family="paragraph" style:parent-style-name="Table_20_Contents">
      <style:paragraph-properties fo:text-align="center" style:justify-single-word="false" fo:break-before="pag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raveling _Typewriter"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P5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193837" officeooo:paragraph-rsid="00193837" style:font-size-asian="15pt" style:font-size-complex="15pt"/>
    </style:style>
    <style:style style:name="P6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2116a8" officeooo:paragraph-rsid="002116a8" style:font-size-asian="15pt" style:font-size-complex="15pt"/>
    </style:style>
    <style:style style:name="P7" style:family="paragraph" style:parent-style-name="Table_20_Contents">
      <style:paragraph-properties fo:text-align="center" style:justify-single-word="false"/>
      <style:text-properties fo:color="#70ad47" style:font-name="Traveling _Typewriter" fo:font-size="15pt" style:font-size-asian="15pt" style:font-size-complex="15pt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fo:color="#81d41a" style:font-name="Traveling _Typewriter" fo:font-size="15pt" style:font-size-asian="15pt" style:font-size-complex="15pt"/>
    </style:style>
    <style:style style:name="P10" style:family="paragraph" style:parent-style-name="Table_20_Contents">
      <style:paragraph-properties fo:text-align="center" style:justify-single-word="false"/>
      <style:text-properties fo:color="#800080" style:font-name="Traveling _Typewriter" fo:font-size="15pt" style:font-size-asian="15pt" style:font-size-complex="15pt"/>
    </style:style>
    <style:style style:name="P11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P12" style:family="paragraph" style:parent-style-name="Table_20_Contents">
      <loext:graphic-properties draw:fill="solid" draw:fill-color="#94070a" draw:opacity="100%"/>
      <style:paragraph-properties fo:text-align="center" style:justify-single-word="false" fo:background-color="#94070a"/>
      <style:text-properties fo:color="#72bf44" style:font-name="Traveling _Typewriter" fo:font-size="15pt" style:font-size-asian="15pt" style:font-size-complex="15pt"/>
    </style:style>
    <style:style style:name="P13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2ec382" officeooo:paragraph-rsid="002ec382" style:font-size-asian="15pt" style:font-size-complex="15pt"/>
    </style:style>
    <style:style style:name="P14" style:family="paragraph" style:parent-style-name="Text_20_body" style:master-page-name="MP0">
      <style:paragraph-properties style:page-number="auto"/>
    </style:style>
    <style:style style:name="T1" style:family="text">
      <style:text-properties fo:color="#72bf44" style:font-name="Traveling _Typewriter" fo:font-size="15pt" style:font-size-asian="15pt" style:font-size-complex="15pt"/>
    </style:style>
    <style:style style:name="T2" style:family="text">
      <style:text-properties fo:color="#70ad47" style:font-name="Traveling _Typewriter" fo:font-size="15pt" style:font-size-asian="15pt" style:font-size-complex="15pt"/>
    </style:style>
    <style:style style:name="T3" style:family="text">
      <style:text-properties officeooo:rsid="003a8884"/>
    </style:style>
    <style:style style:name="T4" style:family="text">
      <style:text-properties officeooo:rsid="00549e3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Pays</text:p>
          </table:table-cell>
          <table:table-cell table:style-name="Tableau1.A1" office:value-type="string">
            <text:p text:style-name="P2">Époque (présent → passé)</text:p>
          </table:table-cell>
          <table:table-cell table:style-name="Tableau1.A1" office:value-type="string">
            <text:p text:style-name="P2">PNJ</text:p>
          </table:table-cell>
          <table:table-cell table:style-name="Tableau1.D1" office:value-type="string">
            <text:p text:style-name="P2">Obstacle</text:p>
          </table:table-cell>
        </table:table-row>
        <table:table-row table:style-name="Tableau1.2">
          <table:table-cell table:style-name="Tableau1.A2" table:number-rows-spanned="10" office:value-type="string">
            <text:p text:style-name="P3"/>
            <text:p text:style-name="P3"/>
            <text:p text:style-name="P3">Groenland</text:p>
          </table:table-cell>
          <table:table-cell table:style-name="Tableau1.B139" table:number-rows-spanned="2" office:value-type="string">
            <text:p text:style-name="P4">Nuuk</text:p>
          </table:table-cell>
          <table:table-cell table:style-name="Tableau1.C139" office:value-type="string">
            <text:p text:style-name="P4">Homme moderne</text:p>
          </table:table-cell>
          <table:table-cell table:style-name="Tableau1.D139" table:number-rows-spanned="2" office:value-type="string">
            <text:p text:style-name="P4">Bonhomme de neig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Femme modern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Aéroport militaire</text:p>
          </table:table-cell>
          <table:table-cell table:style-name="Tableau1.B4" office:value-type="string">
            <text:p text:style-name="P4">Aviateur</text:p>
          </table:table-cell>
          <table:table-cell table:style-name="Tableau1.D4" table:number-rows-spanned="2" office:value-type="string">
            <text:p text:style-name="P4">Caisse à outil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>Mécanicien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7">Village inuit</text:p>
          </table:table-cell>
          <table:table-cell table:style-name="Tableau1.C139" office:value-type="string">
            <text:p text:style-name="P4">Pécheur</text:p>
          </table:table-cell>
          <table:table-cell table:style-name="Tableau1.D139" table:number-rows-spanned="2" office:value-type="string">
            <text:p text:style-name="P4">Phoque</text:p>
          </table:table-cell>
        </table:table-row>
        <table:table-row table:style-name="Tableau1.7">
          <table:covered-table-cell/>
          <table:covered-table-cell/>
          <table:table-cell table:style-name="Tableau1.C139" office:value-type="string">
            <text:p text:style-name="P4">Cuisinier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viking</text:p>
          </table:table-cell>
          <table:table-cell table:style-name="Tableau1.C139" office:value-type="string">
            <text:p text:style-name="P4">Explorateur</text:p>
          </table:table-cell>
          <table:table-cell table:style-name="Tableau1.D139" table:number-rows-spanned="2" office:value-type="string">
            <text:p text:style-name="P4">Hach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Fermier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saqqaq</text:p>
          </table:table-cell>
          <table:table-cell table:style-name="Tableau1.C139" office:value-type="string">
            <text:p text:style-name="P4">Homme préhistorique</text:p>
          </table:table-cell>
          <table:table-cell table:style-name="Tableau1.D139" table:number-rows-spanned="2" office:value-type="string">
            <text:p text:style-name="P4">Stalagmit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Femme préhistorique</text:p>
          </table:table-cell>
          <table:covered-table-cell/>
        </table:table-row>
        <table:table-row>
          <table:table-cell table:style-name="Tableau1.A141" table:number-rows-spanned="10" office:value-type="string">
            <text:p text:style-name="P3">EUA</text:p>
          </table:table-cell>
          <table:table-cell table:style-name="Tableau1.B139" table:number-rows-spanned="2" office:value-type="string">
            <text:p text:style-name="P4">New-York</text:p>
          </table:table-cell>
          <table:table-cell table:style-name="Tableau1.C139" office:value-type="string">
            <text:p text:style-name="P4">Serveur Mcdo</text:p>
          </table:table-cell>
          <table:table-cell table:style-name="Tableau1.D139" table:number-rows-spanned="2" office:value-type="string">
            <text:p text:style-name="P9">Cône de chantier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hauffeur de taxi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Quartier mafieux</text:p>
          </table:table-cell>
          <table:table-cell table:style-name="Tableau1.B4" office:value-type="string">
            <text:p text:style-name="P4">Italien</text:p>
          </table:table-cell>
          <table:table-cell table:style-name="Tableau1.D4" table:number-rows-spanned="2" office:value-type="string">
            <text:p text:style-name="P3">Dynamit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>Policier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Champs de bataille (canyon)</text:p>
          </table:table-cell>
          <table:table-cell table:style-name="Tableau1.C139" office:value-type="string">
            <text:p text:style-name="P4">Amérindien</text:p>
          </table:table-cell>
          <table:table-cell table:style-name="Tableau1.D139" table:number-rows-spanned="2" office:value-type="string">
            <text:p text:style-name="P3">Crâne de bison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owboy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iroquois</text:p>
          </table:table-cell>
          <table:table-cell table:style-name="Tableau1.C139" office:value-type="string">
            <text:p text:style-name="P4">Pionnier</text:p>
          </table:table-cell>
          <table:table-cell table:style-name="Tableau1.D139" table:number-rows-spanned="2" office:value-type="string">
            <text:p text:style-name="P3">Feu de champs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Péch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hopewell</text:p>
          </table:table-cell>
          <table:table-cell table:style-name="Tableau1.B4" office:value-type="string">
            <text:p text:style-name="P4">Chasseur</text:p>
          </table:table-cell>
          <table:table-cell table:style-name="Tableau1.D4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>Commerçant</text:p>
          </table:table-cell>
          <table:covered-table-cell/>
        </table:table-row>
        <table:table-row>
          <table:table-cell table:style-name="Tableau1.A141" table:number-rows-spanned="10" office:value-type="string">
            <text:p text:style-name="P3">Mexique</text:p>
          </table:table-cell>
          <table:table-cell table:style-name="Tableau1.B139" table:number-rows-spanned="2" office:value-type="string">
            <text:p text:style-name="P4">Mexico</text:p>
          </table:table-cell>
          <table:table-cell table:style-name="Tableau1.C139" office:value-type="string">
            <text:p text:style-name="P4">Mariachi</text:p>
          </table:table-cell>
          <table:table-cell table:style-name="Tableau1.D139" table:number-rows-spanned="2" office:value-type="string">
            <text:p text:style-name="P10">Tacos écrasé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Barman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Rue saccagée</text:p>
          </table:table-cell>
          <table:table-cell table:style-name="Tableau1.C139" office:value-type="string">
            <text:p text:style-name="P4">Révolutionnaire</text:p>
          </table:table-cell>
          <table:table-cell table:style-name="Tableau1.D139" table:number-rows-spanned="2" office:value-type="string">
            <text:p text:style-name="P9">Serpent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Militair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9">Rue de Tenochtitlan</text:p>
          </table:table-cell>
          <table:table-cell table:style-name="Tableau1.C139" office:value-type="string">
            <text:p text:style-name="P4">Soldat aztèques</text:p>
          </table:table-cell>
          <table:table-cell table:style-name="Tableau1.D139" table:number-rows-spanned="2" office:value-type="string">
            <text:p text:style-name="P8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onquistado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Champs de bataille (jungle)</text:p>
          </table:table-cell>
          <table:table-cell table:style-name="Tableau1.B4" office:value-type="string">
            <text:p text:style-name="P4">Soldat tlaxcalans</text:p>
          </table:table-cell>
          <table:table-cell table:style-name="Tableau1.D4" table:number-rows-spanned="2" office:value-type="string">
            <text:p text:style-name="P8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>Soldat aztèques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du désert</text:p>
          </table:table-cell>
          <table:table-cell table:style-name="Tableau1.B4" office:value-type="string">
            <text:p text:style-name="P4">Sculpteur olmèque</text:p>
          </table:table-cell>
          <table:table-cell table:style-name="Tableau1.D4" table:number-rows-spanned="2" office:value-type="string">
            <text:p text:style-name="P4">Cactu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>Dresseur de chevaux</text:p>
          </table:table-cell>
          <table:covered-table-cell/>
        </table:table-row>
        <table:table-row>
          <table:table-cell table:style-name="Tableau1.A141" table:number-rows-spanned="10" office:value-type="string">
            <text:p text:style-name="P3">Brésil</text:p>
          </table:table-cell>
          <table:table-cell table:style-name="Tableau1.B139" table:number-rows-spanned="2" office:value-type="string">
            <text:p text:style-name="P8"><text:span text:style-name="Police_20_par_20_défaut"><text:span text:style-name="T2">Stade de foot</text:span></text:span></text:p>
          </table:table-cell>
          <table:table-cell table:style-name="Tableau1.C139" office:value-type="string">
            <text:p text:style-name="P4">Supporter</text:p>
          </table:table-cell>
          <table:table-cell table:style-name="Tableau1.D139" table:number-rows-spanned="2" office:value-type="string">
            <text:p text:style-name="P9">Ballon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DF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Favelas</text:p>
          </table:table-cell>
          <table:table-cell table:style-name="Tableau1.C139" office:value-type="string">
            <text:p text:style-name="P4">Gamin footballeur</text:p>
          </table:table-cell>
          <table:table-cell table:style-name="Tableau1.D139" table:number-rows-spanned="2" office:value-type="string">
            <text:p text:style-name="P4">Caisse à outils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artel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inca</text:p>
          </table:table-cell>
          <table:table-cell table:style-name="Tableau1.C139" office:value-type="string">
            <text:p text:style-name="P4">Paysan</text:p>
          </table:table-cell>
          <table:table-cell table:style-name="Tableau1.D139" table:number-rows-spanned="2" office:value-type="string">
            <text:p text:style-name="P3">Plante carnivor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Manqu Qhapaq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table-cell table:style-name="Tableau1.A141" table:number-rows-spanned="10" office:value-type="string">
            <text:p text:style-name="P3">Italie</text:p>
          </table:table-cell>
          <table:table-cell table:style-name="Tableau1.B139" table:number-rows-spanned="2" office:value-type="string">
            <text:p text:style-name="P5">Bord du Tibre</text:p>
          </table:table-cell>
          <table:table-cell table:style-name="Tableau1.C139" office:value-type="string">
            <text:p text:style-name="P4">Pizzaiolo</text:p>
          </table:table-cell>
          <table:table-cell table:style-name="Tableau1.D139" table:number-rows-spanned="2" office:value-type="string">
            <text:p text:style-name="P3">Spaghettis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Policier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9">Défilé fasciste</text:p>
          </table:table-cell>
          <table:table-cell table:style-name="Tableau1.C139" office:value-type="string">
            <text:p text:style-name="P4">Soldat</text:p>
          </table:table-cell>
          <table:table-cell table:style-name="Tableau1.D139" table:number-rows-spanned="2" office:value-type="string">
            <text:p text:style-name="P9">Bombes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Militant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enise</text:p>
          </table:table-cell>
          <table:table-cell table:style-name="Tableau1.C139" office:value-type="string">
            <text:p text:style-name="P4">Peintre</text:p>
          </table:table-cell>
          <table:table-cell table:style-name="Tableau1.D139" table:number-rows-spanned="2" office:value-type="string">
            <text:p text:style-name="P3">Burin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culpt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Colisée</text:p>
          </table:table-cell>
          <table:table-cell table:style-name="Tableau1.C139" office:value-type="string">
            <text:p text:style-name="P4">Gladiateur</text:p>
          </table:table-cell>
          <table:table-cell table:style-name="Tableau1.D139" table:number-rows-spanned="2" office:value-type="string">
            <text:p text:style-name="P9">Lion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Esclave</text:p>
          </table:table-cell>
          <table:covered-table-cell/>
        </table:table-row>
        <table:table-row>
          <table:table-cell table:style-name="Tableau1.A141" table:number-rows-spanned="10" office:value-type="string">
            <text:p text:style-name="P3">France</text:p>
          </table:table-cell>
          <table:table-cell table:style-name="Tableau1.B139" table:number-rows-spanned="2" office:value-type="string">
            <text:p text:style-name="P4">Tour Eiffel</text:p>
          </table:table-cell>
          <table:table-cell table:style-name="Tableau1.C139" office:value-type="string">
            <text:p text:style-name="P4">CRS</text:p>
          </table:table-cell>
          <table:table-cell table:style-name="Tableau1.D139" table:number-rows-spanned="2" office:value-type="string">
            <text:p text:style-name="P9">Pigeon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Gilet jaun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<text:span text:style-name="T4">de</text:span> campagne</text:p>
          </table:table-cell>
          <table:table-cell table:style-name="Tableau1.C139" office:value-type="string">
            <text:p text:style-name="P4">Schutzstaffel</text:p>
          </table:table-cell>
          <table:table-cell table:style-name="Tableau1.D139" table:number-rows-spanned="2" office:value-type="string">
            <text:p text:style-name="P3">Fourch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Fermier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Rue pavée</text:p>
          </table:table-cell>
          <table:table-cell table:style-name="Tableau1.C139" office:value-type="string">
            <text:p text:style-name="P4">Napoléon Ier</text:p>
          </table:table-cell>
          <table:table-cell table:style-name="Tableau1.D139" table:number-rows-spanned="2" office:value-type="string">
            <text:p text:style-name="P9">Torch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royalist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9">Château</text:p>
          </table:table-cell>
          <table:table-cell table:style-name="Tableau1.C139" office:value-type="string">
            <text:p text:style-name="P4">Chevalier</text:p>
          </table:table-cell>
          <table:table-cell table:style-name="Tableau1.D139" table:number-rows-spanned="2" office:value-type="string">
            <text:p text:style-name="P9">Loup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Paysans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celte</text:p>
          </table:table-cell>
          <table:table-cell table:style-name="Tableau1.C139" office:value-type="string">
            <text:p text:style-name="P4">Druide</text:p>
          </table:table-cell>
          <table:table-cell table:style-name="Tableau1.D139" table:number-rows-spanned="2" office:value-type="string">
            <text:p text:style-name="P3">Faucill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oldat romain</text:p>
          </table:table-cell>
          <table:covered-table-cell/>
        </table:table-row>
        <table:table-row>
          <table:table-cell table:style-name="Tableau1.A141" table:number-rows-spanned="10" office:value-type="string">
            <text:p text:style-name="P3">Russie</text:p>
          </table:table-cell>
          <table:table-cell table:style-name="Tableau1.B139" table:number-rows-spanned="2" office:value-type="string">
            <text:p text:style-name="P4">Quartier populaire</text:p>
          </table:table-cell>
          <table:table-cell table:style-name="Tableau1.C139" office:value-type="string">
            <text:p text:style-name="P4">Racaille</text:p>
          </table:table-cell>
          <table:table-cell table:style-name="Tableau1.D139" table:number-rows-spanned="2" office:value-type="string">
            <text:p text:style-name="P9">Vodka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DF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Prypiat</text:p>
          </table:table-cell>
          <table:table-cell table:style-name="Tableau1.C139" office:value-type="string">
            <text:p text:style-name="P4">Soldat soviétique</text:p>
          </table:table-cell>
          <table:table-cell table:style-name="Tableau1.D139" table:number-rows-spanned="2" office:value-type="string">
            <text:p text:style-name="P9">Bidon radioactif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13">Liquidateur</text:p>
          </table:table-cell>
          <table:covered-table-cell/>
        </table:table-row>
        <table:table-row>
          <table:covered-table-cell/>
          <table:table-cell table:style-name="Tableau1.B66" table:number-rows-spanned="2" office:value-type="string">
            <text:p text:style-name="P3"/>
          </table:table-cell>
          <table:table-cell table:style-name="Tableau1.B66" office:value-type="string">
            <text:p text:style-name="P4"/>
          </table:table-cell>
          <table:table-cell table:style-name="Tableau1.D6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66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Cathédrale Saint-Basile</text:p>
          </table:table-cell>
          <table:table-cell table:style-name="Tableau1.C139" office:value-type="string">
            <text:p text:style-name="P4">Soldat</text:p>
          </table:table-cell>
          <table:table-cell table:style-name="Tableau1.D139" table:number-rows-spanned="2" office:value-type="string">
            <text:p text:style-name="P3">Tas de neig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Prêt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table-cell table:style-name="Tableau1.A141" table:number-rows-spanned="10" office:value-type="string">
            <text:p text:style-name="P3">Égypte</text:p>
          </table:table-cell>
          <table:table-cell table:style-name="Tableau1.B139" table:number-rows-spanned="2" office:value-type="string">
            <text:p text:style-name="P4">Rue touristique</text:p>
          </table:table-cell>
          <table:table-cell table:style-name="Tableau1.C139" office:value-type="string">
            <text:p text:style-name="P4">Imam</text:p>
          </table:table-cell>
          <table:table-cell table:style-name="Tableau1.D139" table:number-rows-spanned="2" office:value-type="string">
            <text:p text:style-name="P4">Caisse en bois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Vendeur de bijoux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Canal de Suez</text:p>
          </table:table-cell>
          <table:table-cell table:style-name="Tableau1.C139" office:value-type="string">
            <text:p text:style-name="P4">Soldat britannique</text:p>
          </table:table-cell>
          <table:table-cell table:style-name="Tableau1.D139" table:number-rows-spanned="2" office:value-type="string">
            <text:p text:style-name="P9">Crocodil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Ouvrier égypt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Pyramides de Gizeh</text:p>
          </table:table-cell>
          <table:table-cell table:style-name="Tableau1.C139" office:value-type="string">
            <text:p text:style-name="P4">Esclave égyptien</text:p>
          </table:table-cell>
          <table:table-cell table:style-name="Tableau1.D139" table:number-rows-spanned="2" office:value-type="string">
            <text:p text:style-name="P3">Pierre taillé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Pharaon</text:p>
          </table:table-cell>
          <table:covered-table-cell/>
        </table:table-row>
        <table:table-row>
          <table:table-cell table:style-name="Tableau1.A141" table:number-rows-spanned="10" office:value-type="string">
            <text:p text:style-name="P3">Afrique du Sud</text:p>
          </table:table-cell>
          <table:table-cell table:style-name="Tableau1.B139" table:number-rows-spanned="2" office:value-type="string">
            <text:p text:style-name="P4">Johannesburg</text:p>
          </table:table-cell>
          <table:table-cell table:style-name="Tableau1.C139" office:value-type="string">
            <text:p text:style-name="P4">Homme moderne noir</text:p>
          </table:table-cell>
          <table:table-cell table:style-name="Tableau1.D139" table:number-rows-spanned="2" office:value-type="string">
            <text:p text:style-name="P3">Pied de bich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Homme moderne blanc</text:p>
          </table:table-cell>
          <table:covered-table-cell/>
        </table:table-row>
        <table:table-row>
          <table:covered-table-cell/>
          <table:table-cell table:style-name="Tableau1.B66" table:number-rows-spanned="2" office:value-type="string">
            <text:p text:style-name="P3"/>
          </table:table-cell>
          <table:table-cell table:style-name="Tableau1.B66" office:value-type="string">
            <text:p text:style-name="P4"/>
          </table:table-cell>
          <table:table-cell table:style-name="Tableau1.D6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66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9">Village zoulou</text:p>
          </table:table-cell>
          <table:table-cell table:style-name="Tableau1.C139" office:value-type="string">
            <text:p text:style-name="P4">Guerrier</text:p>
          </table:table-cell>
          <table:table-cell table:style-name="Tableau1.D139" table:number-rows-spanned="2" office:value-type="string">
            <text:p text:style-name="P9">Lanc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uisiniè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9">Savane</text:p>
          </table:table-cell>
          <table:table-cell table:style-name="Tableau1.C139" office:value-type="string">
            <text:p text:style-name="P4">Homme préhistorique</text:p>
          </table:table-cell>
          <table:table-cell table:style-name="Tableau1.D139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Femme préhistorique</text:p>
          </table:table-cell>
          <table:covered-table-cell/>
        </table:table-row>
        <table:table-row>
          <table:table-cell table:style-name="Tableau1.A141" table:number-rows-spanned="10" office:value-type="string">
            <text:p text:style-name="P3">Moyen Orient</text:p>
          </table:table-cell>
          <table:table-cell table:style-name="Tableau1.B139" table:number-rows-spanned="2" office:value-type="string">
            <text:p text:style-name="P9">Gaza</text:p>
          </table:table-cell>
          <table:table-cell table:style-name="Tableau1.C139" office:value-type="string">
            <text:p text:style-name="P4">Soldat israélien</text:p>
          </table:table-cell>
          <table:table-cell table:style-name="Tableau1.D139" table:number-rows-spanned="2" office:value-type="string">
            <text:p text:style-name="P3">Min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Palestin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Empire Ottoman</text:p>
          </table:table-cell>
          <table:table-cell table:style-name="Tableau1.C139" office:value-type="string">
            <text:p text:style-name="P4">Janissaire</text:p>
          </table:table-cell>
          <table:table-cell table:style-name="Tableau1.D139" table:number-rows-spanned="2" office:value-type="string">
            <text:p text:style-name="P9">Scorpion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ultan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Jérusalem</text:p>
          </table:table-cell>
          <table:table-cell table:style-name="Tableau1.C139" office:value-type="string">
            <text:p text:style-name="P4">Croisé</text:p>
          </table:table-cell>
          <table:table-cell table:style-name="Tableau1.D139" table:number-rows-spanned="2" office:value-type="string">
            <text:p text:style-name="P3">Crucifix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arrasin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Temple de Salomon</text:p>
          </table:table-cell>
          <table:table-cell table:style-name="Tableau1.C139" office:value-type="string">
            <text:p text:style-name="P4">Juif</text:p>
          </table:table-cell>
          <table:table-cell table:style-name="Tableau1.D139" table:number-rows-spanned="2" office:value-type="string">
            <text:p text:style-name="P3">Arc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oldat babylonie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nde</text:p>
          </table:table-cell>
          <table:table-cell table:style-name="Tableau1.B139" table:number-rows-spanned="2" office:value-type="string">
            <text:p text:style-name="P4">Bidonville</text:p>
          </table:table-cell>
          <table:table-cell table:style-name="Tableau1.C139" office:value-type="string">
            <text:p text:style-name="P4">Macaque</text:p>
          </table:table-cell>
          <table:table-cell table:style-name="Tableau1.D139" table:number-rows-spanned="2" office:value-type="string">
            <text:p text:style-name="P9">Peau de banan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hauffeur tuk tuk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Delhi</text:p>
          </table:table-cell>
          <table:table-cell table:style-name="Tableau1.C139" office:value-type="string">
            <text:p text:style-name="P4">Gandhi</text:p>
          </table:table-cell>
          <table:table-cell table:style-name="Tableau1.D139" table:number-rows-spanned="2" office:value-type="string">
            <text:p text:style-name="P9">Piment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oldat britanniqu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9">Taj Mahal</text:p>
          </table:table-cell>
          <table:table-cell table:style-name="Tableau1.C139" office:value-type="string">
            <text:p text:style-name="P4">Ouvrier indien</text:p>
          </table:table-cell>
          <table:table-cell table:style-name="Tableau1.D139" table:number-rows-spanned="2" office:value-type="string">
            <text:p text:style-name="P9">Crotte d’éléphant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onducteur éléphant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Royaume de Vijayanâgara</text:p>
          </table:table-cell>
          <table:table-cell table:style-name="Tableau1.C139" office:value-type="string">
            <text:p text:style-name="P4">Mineur</text:p>
          </table:table-cell>
          <table:table-cell table:style-name="Tableau1.D139" table:number-rows-spanned="2" office:value-type="string">
            <text:p text:style-name="P4">Mygal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Dresseur de serpent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ext:soft-page-break/>
        <table:table-row>
          <table:table-cell table:style-name="Tableau1.A141" table:number-rows-spanned="10" office:value-type="string">
            <text:p text:style-name="P3">Chine</text:p>
          </table:table-cell>
          <table:table-cell table:style-name="Tableau1.B139" table:number-rows-spanned="2" office:value-type="string">
            <text:p text:style-name="P4"><text:span text:style-name="T3">Chine</text:span> moderne</text:p>
          </table:table-cell>
          <table:table-cell table:style-name="Tableau1.C139" office:value-type="string">
            <text:p text:style-name="P6">Mamie</text:p>
          </table:table-cell>
          <table:table-cell table:style-name="Tableau1.D139" table:number-rows-spanned="2" office:value-type="string">
            <text:p text:style-name="P9">Poubell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6">Panda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Défilé militaire de la RPC</text:p>
          </table:table-cell>
          <table:table-cell table:style-name="Tableau1.C139" office:value-type="string">
            <text:p text:style-name="P4">Patriote communiste</text:p>
          </table:table-cell>
          <table:table-cell table:style-name="Tableau1.D139" table:number-rows-spanned="2" office:value-type="string">
            <text:p text:style-name="P3">Drapeau roug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oldat communist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Cité interdite</text:p>
          </table:table-cell>
          <table:table-cell table:style-name="Tableau1.C139" office:value-type="string">
            <text:p text:style-name="P4">Empereur</text:p>
          </table:table-cell>
          <table:table-cell table:style-name="Tableau1.D139" table:number-rows-spanned="2" office:value-type="string">
            <text:p text:style-name="P3">Épée dadao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ommerçant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Muraille de Chine</text:p>
          </table:table-cell>
          <table:table-cell table:style-name="Tableau1.C139" office:value-type="string">
            <text:p text:style-name="P4">Soldat mongol</text:p>
          </table:table-cell>
          <table:table-cell table:style-name="Tableau1.D139" table:number-rows-spanned="2" office:value-type="string">
            <text:p text:style-name="P3">Feu d’artific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oldat chinois</text:p>
          </table:table-cell>
          <table:covered-table-cell/>
        </table:table-row>
        <table:table-row>
          <table:covered-table-cell/>
          <table:table-cell table:style-name="Tableau1.B120" table:number-rows-spanned="2" office:value-type="string">
            <text:p text:style-name="P3">Palais dynastie Shang</text:p>
          </table:table-cell>
          <table:table-cell table:style-name="Tableau1.B120" office:value-type="string">
            <text:p text:style-name="P4">Garde</text:p>
          </table:table-cell>
          <table:table-cell table:style-name="Tableau1.D120" table:number-rows-spanned="2" office:value-type="string">
            <text:p text:style-name="P3">Flambeau</text:p>
          </table:table-cell>
        </table:table-row>
        <table:table-row>
          <table:covered-table-cell/>
          <table:covered-table-cell/>
          <table:table-cell table:style-name="Tableau1.B120" office:value-type="string">
            <text:p text:style-name="P4">Femme</text:p>
          </table:table-cell>
          <table:covered-table-cell/>
        </table:table-row>
        <table:table-row>
          <table:table-cell table:style-name="Tableau1.A141" table:number-rows-spanned="10" office:value-type="string">
            <text:p text:style-name="P3">Japon</text:p>
          </table:table-cell>
          <table:table-cell table:style-name="Tableau1.B139" table:number-rows-spanned="2" office:value-type="string">
            <text:p text:style-name="P9">Tokyo</text:p>
          </table:table-cell>
          <table:table-cell table:style-name="Tableau1.C139" office:value-type="string">
            <text:p text:style-name="P4">Employer</text:p>
          </table:table-cell>
          <table:table-cell table:style-name="Tableau1.D139" table:number-rows-spanned="2" office:value-type="string">
            <text:p text:style-name="P3">Figurine obscèn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Écolièr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Hiroshima (détruit)</text:p>
          </table:table-cell>
          <table:table-cell table:style-name="Tableau1.C139" office:value-type="string">
            <text:p text:style-name="P4">Irradié</text:p>
          </table:table-cell>
          <table:table-cell table:style-name="Tableau1.D139" table:number-rows-spanned="2" office:value-type="string">
            <text:p text:style-name="P3">Flaque radioactiv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Médecin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4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Hongan-ji d’Ishiyama</text:p>
          </table:table-cell>
          <table:table-cell table:style-name="Tableau1.C139" office:value-type="string">
            <text:p text:style-name="P4">Samurai</text:p>
          </table:table-cell>
          <table:table-cell table:style-name="Tableau1.D139" table:number-rows-spanned="2" office:value-type="string">
            <text:p text:style-name="P9">Katana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Moine bouddhist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Yayoi</text:p>
          </table:table-cell>
          <table:table-cell table:style-name="Tableau1.C139" office:value-type="string">
            <text:p text:style-name="P4">Paysan</text:p>
          </table:table-cell>
          <table:table-cell table:style-name="Tableau1.D139" table:number-rows-spanned="2" office:value-type="string">
            <text:p text:style-name="P9">Serpent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Pêcheur</text:p>
          </table:table-cell>
          <table:covered-table-cell/>
        </table:table-row>
        <table:table-row>
          <table:table-cell table:style-name="Tableau1.A141" table:number-rows-spanned="10" office:value-type="string">
            <text:p text:style-name="P3">Australie</text:p>
          </table:table-cell>
          <table:table-cell table:style-name="Tableau1.B139" table:number-rows-spanned="2" office:value-type="string">
            <text:p text:style-name="P9">Opéra de Sydney</text:p>
          </table:table-cell>
          <table:table-cell table:style-name="Tableau1.C139" office:value-type="string">
            <text:p text:style-name="P4">Cymbaliste</text:p>
          </table:table-cell>
          <table:table-cell table:style-name="Tableau1.D139" table:number-rows-spanned="2" office:value-type="string">
            <text:p text:style-name="P9">Trompett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Nobl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Spatioport de Woomera</text:p>
          </table:table-cell>
          <table:table-cell table:style-name="Tableau1.C139" office:value-type="string">
            <text:p text:style-name="P4">Mécanicien</text:p>
          </table:table-cell>
          <table:table-cell table:style-name="Tableau1.D139" table:number-rows-spanned="2" office:value-type="string">
            <text:p text:style-name="P3">Sci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cientifique</text:p>
          </table:table-cell>
          <table:covered-table-cell/>
        </table:table-row>
        <table:table-row table:style-name="Tableau1.136"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4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12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3">Village <text:soft-page-break/>aborigène</text:p>
          </table:table-cell>
          <table:table-cell table:style-name="Tableau1.C139" office:value-type="string">
            <text:p text:style-name="P4">Chef tribal</text:p>
          </table:table-cell>
          <table:table-cell table:style-name="Tableau1.D139" table:number-rows-spanned="2" office:value-type="string">
            <text:p text:style-name="P9">Bébé <text:soft-page-break/>kangourou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hasseur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4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Windows_X86_64 LibreOffice_project/4014ce260a04f1026ba855d3b8d91541c224eab8</meta:generator>
    <meta:creation-date>2019-11-11T19:07:53.215724419</meta:creation-date>
    <meta:editing-cycles>28</meta:editing-cycles>
    <meta:editing-duration>PT9H20M55S</meta:editing-duration>
    <dc:date>2019-11-20T22:47:00.656000000</dc:date>
    <meta:document-statistic meta:table-count="1" meta:image-count="0" meta:object-count="0" meta:page-count="6" meta:paragraph-count="242" meta:word-count="389" meta:character-count="2635" meta:non-whitespace-character-count="2488"/>
    <meta:user-defined meta:name="Info 1"/>
    <meta:user-defined meta:name="Info 2"/>
    <meta:user-defined meta:name="Info 3"/>
    <meta:user-defined meta:name="Info 4"/>
  </office:meta>
</office:document-meta>
</file>